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6.702cm" table:align="margins"/>
    </style:style>
    <style:style style:name="Tabla1.A" style:family="table-column">
      <style:table-column-properties style:column-width="17.013cm" style:rel-column-width="9645*"/>
    </style:style>
    <style:style style:name="Tabla1.B" style:family="table-column">
      <style:table-column-properties style:column-width="9.689cm" style:rel-column-width="549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9" style:family="table-row">
      <style:table-row-properties style:min-row-height="0.836cm"/>
    </style:style>
    <style:style style:name="P1" style:family="paragraph" style:parent-style-name="Preformatted_20_Text">
      <style:text-properties fo:color="#000000" style:font-name="Liberation Serif" fo:font-size="12pt" fo:font-weight="normal" officeooo:rsid="002fa05c" officeooo:paragraph-rsid="002fa05c" fo:background-color="transparent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Liberation Serif" fo:font-size="12pt" fo:font-weight="normal" officeooo:rsid="002fa05c" officeooo:paragraph-rsid="002fa05c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1afc08" officeooo:paragraph-rsid="001afc08"/>
    </style:style>
    <style:style style:name="P4" style:family="paragraph" style:parent-style-name="Standard">
      <style:text-properties officeooo:rsid="0013a4a1" officeooo:paragraph-rsid="0013a4a1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c5500" officeooo:paragraph-rsid="000c5500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2fa05c" officeooo:paragraph-rsid="002fa05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paragraph-rsid="000c550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0bf78" officeooo:paragraph-rsid="0010bf7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2423da" officeooo:paragraph-rsid="002423d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paragraph-rsid="0012a12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f0778" officeooo:paragraph-rsid="000f077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2a126" officeooo:paragraph-rsid="0012a12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2ea65" officeooo:paragraph-rsid="0012ea6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1385e4" officeooo:paragraph-rsid="001385e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69ebb" officeooo:paragraph-rsid="00169eb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77acd" officeooo:paragraph-rsid="00177acd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13a4a1" officeooo:paragraph-rsid="0013a4a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afc08" officeooo:paragraph-rsid="001afc0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paragraph-rsid="002ad4bd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d2064" officeooo:paragraph-rsid="002d206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30a901" officeooo:paragraph-rsid="0030a90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158a9" officeooo:paragraph-rsid="003158a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34ad9" officeooo:paragraph-rsid="00334ad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5851b" officeooo:paragraph-rsid="0035851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77f79" officeooo:paragraph-rsid="00377f7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77f79" officeooo:paragraph-rsid="003cb64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b238d" officeooo:paragraph-rsid="003b238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cb646" officeooo:paragraph-rsid="003cb64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ccab7" officeooo:paragraph-rsid="003ccab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e944c" officeooo:paragraph-rsid="003e944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3f66a5" officeooo:paragraph-rsid="003f66a5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43f222" officeooo:paragraph-rsid="0043f222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4686c2" officeooo:paragraph-rsid="004686c2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4202cc" officeooo:paragraph-rsid="004202cc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fa05c" officeooo:paragraph-rsid="002fa05c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45590a" officeooo:paragraph-rsid="0045590a" style:font-size-asian="12pt" style:font-weight-asian="bold" style:font-size-complex="12pt" style:font-weight-complex="bold"/>
    </style:style>
    <style:style style:name="T1" style:family="text">
      <style:text-properties officeooo:rsid="001542e9"/>
    </style:style>
    <style:style style:name="T2" style:family="text">
      <style:text-properties officeooo:rsid="00169ebb"/>
    </style:style>
    <style:style style:name="T3" style:family="text">
      <style:text-properties officeooo:rsid="0019832d"/>
    </style:style>
    <style:style style:name="T4" style:family="text">
      <style:text-properties officeooo:rsid="001c37bb"/>
    </style:style>
    <style:style style:name="T5" style:family="text">
      <style:text-properties officeooo:rsid="001c57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0a901"/>
    </style:style>
    <style:style style:name="T8" style:family="text">
      <style:text-properties officeooo:rsid="003158a9"/>
    </style:style>
    <style:style style:name="T9" style:family="text">
      <style:text-properties officeooo:rsid="00338a0e"/>
    </style:style>
    <style:style style:name="T10" style:family="text">
      <style:text-properties officeooo:rsid="003966b2"/>
    </style:style>
    <style:style style:name="T11" style:family="text">
      <style:text-properties officeooo:rsid="003cb646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fo:font-weight="bold" style:font-weight-asian="bold" style:font-weight-complex="bold"/>
    </style:style>
    <style:style style:name="T14" style:family="text">
      <style:text-properties style:text-line-through-style="none" style:text-line-through-type="none" officeooo:rsid="003e944c"/>
    </style:style>
    <style:style style:name="T15" style:family="text">
      <style:text-properties style:text-line-through-style="none" style:text-line-through-type="none" officeooo:rsid="003f3bf3"/>
    </style:style>
    <style:style style:name="T16" style:family="text">
      <style:text-properties style:text-line-through-style="none" style:text-line-through-type="none" officeooo:rsid="00414f57"/>
    </style:style>
    <style:style style:name="T17" style:family="text">
      <style:text-properties style:text-line-through-style="none" style:text-line-through-type="none" officeooo:rsid="004202cc"/>
    </style:style>
    <style:style style:name="T18" style:family="text">
      <style:text-properties style:text-line-through-style="none" style:text-line-through-type="none" officeooo:rsid="00429f65"/>
    </style:style>
    <style:style style:name="T19" style:family="text">
      <style:text-properties style:text-line-through-style="none" style:text-line-through-type="none" officeooo:rsid="0047e5f2"/>
    </style:style>
    <style:style style:name="T20" style:family="text">
      <style:text-properties officeooo:rsid="003ccab7"/>
    </style:style>
    <style:style style:name="T21" style:family="text">
      <style:text-properties officeooo:rsid="003e944c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47e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756023686256">
          <table:table-cell table:style-name="Tabla1.A1" office:value-type="string">
            <text:p text:style-name="P6">Comando Python</text:p>
          </table:table-cell>
          <table:table-cell table:style-name="Tabla1.B1" office:value-type="string">
            <text:p text:style-name="P6">Comando Linux</text:p>
          </table:table-cell>
        </table:table-row>
        <table:table-row table:style-name="TableLine94756022956176">
          <table:table-cell table:style-name="Tabla1.A2" office:value-type="string">
            <text:p text:style-name="P37">De la Clase 2: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2956176">
          <table:table-cell table:style-name="Tabla1.A2" office:value-type="string">
            <text:p text:style-name="P4"><text:span text:style-name="T2">1</text:span><text:span text:style-name="T3">1</text:span>- poetry shell → arma el entorno virtual para trabajar adentro, <text:span text:style-name="T1">despues ya uso el comando python directamente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2956176">
          <table:table-cell table:style-name="Tabla1.A2" office:value-type="string">
            <text:p text:style-name="P3">12- Cambiar a otra version de python</text:p>
            <text:p text:style-name="P3"><text:s text:c="5"/><text:span text:style-name="T4">pyenv versions</text:span></text:p>
            <text:p text:style-name="P3"><text:s text:c="5"/>pyenv shell 3.9.7</text:p>
            <text:p text:style-name="P3"><text:s text:c="5"/><text:span text:style-name="T6">poetry env use 3.9 <text:s text:c="2"/></text:span><text:s text:c="5"/></text:p>
            <text:p text:style-name="P3"><text:s text:c="5"/>poetry env list</text:p>
            <text:p text:style-name="P3"><text:s text:c="5"/>poetry env info</text:p>
            <text:p text:style-name="P3"><text:s text:c="5"/><text:span text:style-name="T5">poetry install <text:s text:c="3"/>→ para instalar paquete y dependencias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2956176">
          <table:table-cell table:style-name="Tabla1.A2" office:value-type="string">
            <text:p text:style-name="P36"/>
          </table:table-cell>
          <table:table-cell table:style-name="Tabla1.B2" office:value-type="string">
            <text:p text:style-name="P5"/>
          </table:table-cell>
        </table:table-row>
        <table:table-row table:style-name="TableLine94756022956176">
          <table:table-cell table:style-name="Tabla1.A2" office:value-type="string">
            <text:p text:style-name="P36"/>
          </table:table-cell>
          <table:table-cell table:style-name="Tabla1.B2" office:value-type="string">
            <text:p text:style-name="P5"/>
          </table:table-cell>
        </table:table-row>
        <table:table-row table:style-name="TableLine94756022956176">
          <table:table-cell table:style-name="Tabla1.A2" office:value-type="string">
            <text:p text:style-name="P36">Git: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3909888">
          <table:table-cell table:style-name="Tabla1.A2" office:value-type="string">
            <text:p text:style-name="P1">1- Crear repositorio en Git en forma privada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3887296">
          <table:table-cell table:style-name="Tabla1.A2" office:value-type="string">
            <text:p text:style-name="P2">2- Crear la aplicación dapp (ver en git), posicionarse dentro del primer dapp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05216">
          <table:table-cell table:style-name="Tabla1.A2" office:value-type="string">
            <text:p text:style-name="P2">3- git init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06016">
          <table:table-cell table:style-name="Tabla1.A2" office:value-type="string">
            <text:p text:style-name="P7">4- touch ,gitignore → lo que quiero que git no trakee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06768">
          <table:table-cell table:style-name="Tabla1.A2" office:value-type="string">
            <text:p text:style-name="P7">5- <text:span text:style-name="T7">git status → muestra estado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07568">
          <table:table-cell table:style-name="Tabla1.A2" office:value-type="string">
            <text:p text:style-name="P22">6- <text:span text:style-name="T8">git add * → incluye los archivos que voy a trackear en git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08368">
          <table:table-cell table:style-name="Tabla1.A2" office:value-type="string">
            <text:p text:style-name="P23">7- git add .gitignore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09088">
          <table:table-cell table:style-name="Tabla1.A2" office:value-type="string">
            <text:p text:style-name="P23"><text:s/>8- git branch -M main → creo branch principal</text:p>
          </table:table-cell>
          <table:table-cell table:style-name="Tabla1.B2" office:value-type="string">
            <text:p text:style-name="P8"/>
          </table:table-cell>
        </table:table-row>
        <table:table-row table:style-name="TableLine94756024009888">
          <table:table-cell table:style-name="Tabla1.A2" office:value-type="string">
            <text:p text:style-name="P23">9 – git commit -m “Init repo with files”→ saca el snapshot, promueve lo que esta en el staging hacia el snapshot,</text:p>
          </table:table-cell>
          <table:table-cell table:style-name="Tabla1.B2" office:value-type="string">
            <text:p text:style-name="P8"/>
          </table:table-cell>
        </table:table-row>
        <table:table-row table:style-name="TableLine94756024010688">
          <table:table-cell table:style-name="Tabla1.A2" office:value-type="string">
            <text:p text:style-name="P24">10- git remote add origin <text:a xlink:type="simple" xlink:href="https://github.com/Friccomi/dapp.git" text:style-name="Internet_20_link" text:visited-style-name="Visited_20_Internet_20_Link">https://github.com/Friccomi/dapp.git</text:a> 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11488">
          <table:table-cell table:style-name="Tabla1.A2" office:value-type="string">
            <text:p text:style-name="P24">11- git remote -v → remotos que estan disponibles</text:p>
          </table:table-cell>
          <table:table-cell table:style-name="Tabla1.B2" office:value-type="string">
            <text:p text:style-name="P5"/>
          </table:table-cell>
        </table:table-row>
        <table:table-row table:style-name="Tabla1.19">
          <table:table-cell table:style-name="Tabla1.A2" office:value-type="string">
            <text:p text:style-name="P24">12- git push –set-upstream origin main → para grabar los datos en git, va a pedir credenciales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13088">
          <table:table-cell table:style-name="Tabla1.A2" office:value-type="string">
            <text:p text:style-name="P24">13- <text:span text:style-name="T9">echo “# My First Python Data App”&gt; README.md</text:span></text:p>
            <text:p text:style-name="P24"><text:soft-page-break/><text:s text:c="6"/><text:span text:style-name="T9">git add README.md</text:span></text:p>
            <text:p text:style-name="P24"><text:s text:c="6"/><text:span text:style-name="T9">git commit -m “Add README.md”</text:span></text:p>
            <text:p text:style-name="P24"><text:s text:c="6"/><text:span text:style-name="T9">git push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13888">
          <table:table-cell table:style-name="Tabla1.A2" office:value-type="string">
            <text:p text:style-name="P25">14- git log → me muestra los commits que hice hasta ahora</text:p>
            <text:p text:style-name="P25"><text:s text:c="2"/>o <text:s/>git log --agraph --aoneline --all <text:s text:c="4"/></text:p>
            <text:p text:style-name="P25"><text:s text:c="6"/>git diff b646dd → me muetra las diff en ese commit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14688">
          <table:table-cell table:style-name="Tabla1.A2" office:value-type="string">
            <text:p text:style-name="P26">15- <text:span text:style-name="T22">GitFlow</text:span><text:span text:style-name="T6">:</text:span></text:p>
            <text:p text:style-name="P26"><text:s text:c="3"/><text:span text:style-name="T10">a) Development Phase</text:span></text:p>
            <text:p text:style-name="P26"><text:s text:c="5"/><text:span text:style-name="T10">1- Create an issue if needed </text:span></text:p>
            <text:p text:style-name="P27"><text:s text:c="5"/><text:span text:style-name="T10">2- Create a baranch for issue </text:span></text:p>
            <text:p text:style-name="P26"><text:s text:c="5"/><text:span text:style-name="T10">3- Commit solution <text:s/>→</text:span><text:span text:style-name="T11"> </text:span></text:p>
            <text:p text:style-name="P28"><text:s text:c="5"/>4- Open a new Pull Request. Label it as WIP</text:p>
            <text:p text:style-name="P28"><text:s text:c="3"/>b) Ready for comments</text:p>
            <text:p text:style-name="P28">c) Revision Phase</text:p>
            <text:p text:style-name="P28"><text:s text:c="3"/><text:span text:style-name="T21">5</text:span>- Change PR label from WIP to RPC</text:p>
            <text:p text:style-name="P28"><text:s text:c="3"/><text:span text:style-name="T21">6</text:span>- Ask for review</text:p>
            <text:p text:style-name="P28"><text:s text:c="3"/><text:span text:style-name="T21">7</text:span>- All comments fixed. Get approvals? <text:s/>→ yes → merge branch to master</text:p>
            <text:p text:style-name="P28"><text:s text:c="67"/>→ no → fix comments</text:p>
            <text:p text:style-name="P26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15488">
          <table:table-cell table:style-name="Tabla1.A2" office:value-type="string">
            <text:p text:style-name="P29">16 – Ejemplo de GitFlow</text:p>
            <text:p text:style-name="P29">1- Creo un issue de mi proyecto en la pagina de gi<text:span text:style-name="T20">t</text:span> y lo llamo Add transformer and main file</text:p>
            <text:p text:style-name="P29">2- <text:s/>git checkout -<text:span text:style-name="T20">b l-</text:span><text:span text:style-name="T12">transformer-main</text:span></text:p>
            <text:p text:style-name="P30"><text:span text:style-name="T12">3- <text:s/>en dapp/dapp hago:</text:span></text:p>
            <text:p text:style-name="P30"><text:span text:style-name="T12"><text:s text:c="7"/>touch main.py </text:span></text:p>
            <text:p text:style-name="P30"><text:span text:style-name="T12"><text:s text:c="7"/>touch data/transformer.py</text:span></text:p>
            <text:p text:style-name="P30"><text:span text:style-name="T12"><text:s text:c="7"/>git add * </text:span></text:p>
            <text:p text:style-name="P30"><text:span text:style-name="T12"><text:s text:c="7"/>git commit -m “Start main and transformer file”</text:span></text:p>
            <text:p text:style-name="P30"><text:span text:style-name="T12"><text:s text:c="7"/>git push --set-upstream origin l-transformer-main</text:span></text:p>
            <text:p text:style-name="P30"><text:span text:style-name="T12">4- Creo un pull request en pagina Github “WIP Add main and transformer file”, en write pongo Close #1 (Cierra issue 1) </text:span><text:span text:style-name="T14">y creo el pull request</text:span></text:p>
            <text:p text:style-name="P31"><text:span text:style-name="T12">4.1- ahora trabajo en mis modificaciones en los programas</text:span></text:p>
            <text:p text:style-name="P31"><text:span text:style-name="T12"><text:s text:c="7"/>git status → veo los cambios</text:span></text:p>
            <text:p text:style-name="P31"><text:span text:style-name="T12"><text:s text:c="7"/>git add *</text:span></text:p>
            <text:p text:style-name="P31"><text:span text:style-name="T12"><text:s text:c="7"/>git commit -m “Fill main and transformer files”</text:span></text:p>
            <text:p text:style-name="P31"><text:span text:style-name="T12"><text:s text:c="7"/>git push</text:span></text:p>
            <text:p text:style-name="P31"><text:soft-page-break/><text:span text:style-name="T12"><text:s text:c="4"/>Estos cambios los veo reflejados en mi rama.</text:span></text:p>
            <text:p text:style-name="P31"><text:span text:style-name="T15">5- Cambio la etiqueta de WIP a RFC</text:span><text:span text:style-name="T12"> <text:s/></text:span><text:span text:style-name="T15">(request for comments)</text:span></text:p>
            <text:p text:style-name="P32"><text:span text:style-name="T15">6- </text:span><text:span text:style-name="T12">La gente del equipo de trabajo agrega comentarios para solucionar problemas (en pagina de git)</text:span></text:p>
            <text:p text:style-name="P35"><text:span text:style-name="T12">Hooks:</text:span></text:p>
            <text:p text:style-name="P32"><text:span text:style-name="T12">6.1 Arreglos:</text:span></text:p>
            <text:p text:style-name="P32"><text:span text:style-name="T12"><text:s text:c="4"/></text:span><text:span text:style-name="T13">poetry add pre-commit <text:s/>--dev </text:span><text:span text:style-name="T12">→ la idea es que cuando yo haga un commit corra esas herramientas, si no esta todo Ok, no hace el commit</text:span></text:p>
            <text:p text:style-name="P32"><text:span text:style-name="T12"><text:s text:c="4"/></text:span><text:span text:style-name="T16">pre-commit tiene un archivo de configuracion que tiene que estar en el root del repositorio (dapp primero)</text:span></text:p>
            <text:p text:style-name="P32"><text:span text:style-name="T16"><text:s text:c="3"/></text:span><text:span text:style-name="T17">touch </text:span><text:span text:style-name="T16">.pre-commit-config.yaml </text:span></text:p>
            <text:p text:style-name="P32"><text:span text:style-name="T16"><text:s text:c="3"/></text:span><text:span text:style-name="T18">poetry run pre-commit install</text:span></text:p>
            <text:p text:style-name="P32"><text:span text:style-name="T18"><text:s text:c="3"/>git status</text:span></text:p>
            <text:p text:style-name="P32"><text:span text:style-name="T18"><text:s text:c="3"/>git add .pre-commit-config.yaml</text:span></text:p>
            <text:p text:style-name="P32"><text:span text:style-name="T18"><text:s text:c="3"/>git commit -m “Add precommit files and dependencies” </text:span></text:p>
            <text:p text:style-name="P32"><text:span text:style-name="T18"/></text:p>
            <text:p text:style-name="P33"><text:span text:style-name="T18"><text:s text:c="2"/>g</text:span><text:span text:style-name="T12">it push</text:span></text:p>
            <text:p text:style-name="P33"><text:span text:style-name="T12"><text:s text:c="2"/>poetry run pre-commit run -- all-files</text:span></text:p>
            <text:p text:style-name="P34"><text:span text:style-name="T18">7- </text:span><text:span text:style-name="T12">en la pagian de git y escribo algo sobre lo habia qu solucionar. Le doy Resolve conversation. </text:span><text:span text:style-name="T19">Agrego al final que resolvi issue #1.</text:span></text:p>
            <text:p text:style-name="P34"><text:span text:style-name="T12"><text:s text:c="4"/>Hago Squash and Merge que no queden detallado todos los commits que estuve haciendo</text:span></text:p>
            <text:p text:style-name="P32"><text:span text:style-name="T18"><text:s text:c="4"/></text:span><text:span text:style-name="T19">Ahora el local me quedo desactualizado con respecto al local, por eso hago:</text:span></text:p>
            <text:p text:style-name="P32"><text:span text:style-name="T19"/></text:p>
            <text:p text:style-name="P32"><text:s text:c="4"/><text:span text:style-name="T23">git checkout main</text:span></text:p>
            <text:p text:style-name="P32"><text:s text:c="4"/><text:span text:style-name="T23">git pull <text:s text:c="2"/>→ ahora tengo paridad entre lo que tengo y el remoto</text:span></text:p>
          </table:table-cell>
          <table:table-cell table:style-name="Tabla1.B2" office:value-type="string">
            <text:p text:style-name="P5"/>
          </table:table-cell>
        </table:table-row>
        <table:table-row table:style-name="TableLine9475602401628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1712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1795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1878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1961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044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128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211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ext:soft-page-break/>
        <table:table-row table:style-name="TableLine9475602402294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377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460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544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627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710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793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876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2960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043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126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209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292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376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459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542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6256">
          <table:table-cell table:style-name="Tabla1.A2" office:value-type="string">
            <text:p text:style-name="P9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708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792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875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3958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041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124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2080">
          <table:table-cell table:style-name="Tabla1.A2" office:value-type="string">
            <text:p text:style-name="P10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291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374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ext:soft-page-break/>
        <table:table-row table:style-name="TableLine9475602404457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540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624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707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790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873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4956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040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123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206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289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372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456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396616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396686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7344"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809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8880"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5971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0544"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1376"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2208"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3040"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3872"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4704">
          <table:table-cell table:style-name="Tabla1.A2" office:value-type="string">
            <text:p text:style-name="P18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5536">
          <table:table-cell table:style-name="Tabla1.A2" office:value-type="string">
            <text:p text:style-name="P18"/>
          </table:table-cell>
          <table:table-cell table:style-name="Tabla1.B2" office:value-type="string">
            <text:p text:style-name="P5"/>
          </table:table-cell>
        </table:table-row>
        <text:soft-page-break/>
        <table:table-row table:style-name="TableLine94756024066368">
          <table:table-cell table:style-name="Tabla1.A2" office:value-type="string">
            <text:p text:style-name="P19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720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8032">
          <table:table-cell table:style-name="Tabla1.A2" office:value-type="string">
            <text:p text:style-name="P20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8864">
          <table:table-cell table:style-name="Tabla1.A2" office:value-type="string">
            <text:p text:style-name="P20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69696">
          <table:table-cell table:style-name="Tabla1.A2" office:value-type="string">
            <text:p text:style-name="P20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052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1360">
          <table:table-cell table:style-name="Tabla1.A2" office:value-type="string">
            <text:p text:style-name="P21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219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302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385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468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552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635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718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801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884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7968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8051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81344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82176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83008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83840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eLine9475602408467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07:50:56.024620814</meta:creation-date>
    <dc:date>2021-09-21T16:18:45.366519429</dc:date>
    <meta:editing-duration>PT10H43M21S</meta:editing-duration>
    <meta:editing-cycles>46</meta:editing-cycles>
    <meta:generator>LibreOffice/6.4.7.2$Linux_X86_64 LibreOffice_project/40$Build-2</meta:generator>
    <meta:document-statistic meta:table-count="1" meta:image-count="0" meta:object-count="0" meta:page-count="6" meta:paragraph-count="77" meta:word-count="583" meta:character-count="3486" meta:non-whitespace-character-count="2681"/>
  </office:meta>
</office:document-meta>
</file>